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style:font-size-asian="9.14999961853027pt" style:font-size-complex="10.5pt"/>
    </style:style>
    <style:style style:name="P8"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9"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0" style:family="paragraph" style:parent-style-name="UrbanTitle">
      <style:text-properties style:font-name="Arial" fo:font-size="14pt" style:text-underline-style="none" officeooo:paragraph-rsid="002afb75" style:font-size-asian="14pt" style:font-size-complex="14pt"/>
    </style:style>
    <style:style style:name="P11" style:family="paragraph" style:parent-style-name="UrbanBody">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UrbanBody">
      <style:paragraph-properties fo:text-align="justify" style:justify-single-word="false"/>
      <style:text-properties officeooo:paragraph-rsid="00215c28"/>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2beb11"/>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2afb75"/>
    </style:style>
    <style:style style:name="T13" style:family="text">
      <style:text-properties officeooo:rsid="002beb11"/>
    </style:style>
    <style:style style:name="T14" style:family="text">
      <style:text-properties officeooo:rsid="0031ac1e"/>
    </style:style>
    <style:style style:name="T15" style:family="text">
      <style:text-properties style:font-name="Arial" fo:font-size="10.5pt" officeooo:rsid="001beed8" style:font-size-asian="10.5pt" style:font-size-complex="10.5pt"/>
    </style:style>
    <style:style style:name="T16" style:family="text">
      <style:text-properties style:font-name="Arial" fo:font-size="10.5pt" officeooo:rsid="0022de2e" style:font-size-asian="10.5pt" style:font-size-complex="10.5pt"/>
    </style:style>
    <style:style style:name="T17" style:family="text">
      <style:text-properties style:font-name="Arial" fo:font-size="10.5pt" officeooo:rsid="002beb11" style:font-size-asian="10.5pt" style:font-size-complex="10.5pt"/>
    </style:style>
    <style:style style:name="T18" style:family="text">
      <style:text-properties style:font-name="Arial" fo:font-size="10.5pt" officeooo:rsid="00215c28" style:font-size-asian="10.5pt" style:font-size-complex="10.5pt"/>
    </style:style>
    <style:style style:name="T19" style:family="text">
      <style:text-properties style:font-name="Arial" fo:font-size="10.5pt" officeooo:rsid="0031ac1e" style:font-size-asian="10.5pt" style:font-size-complex="10.5pt"/>
    </style:style>
    <style:style style:name="T20" style:family="text">
      <style:text-properties style:font-name="Arial" fo:font-size="10.5pt" style:text-underline-style="none" fo:font-weight="normal" officeooo:rsid="0031ac1e" style:font-size-asian="10.5pt" style:font-size-complex="10.5pt"/>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21">do text</text:span></text:p><text:p text:style-name="P13"><text:span text:style-name="T21">from document(at=header, format='odt')</text:span></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0">Récépissé de dépôt d<text:span text:style-name="T12">es plans modificatifs</text:span></text:p>
      <text:p text:style-name="P10"><text:span text:style-name="T12">d</text:span>'une demande de permis <text:span text:style-name="T9">unique</text:span></text:p>
      <text:p text:style-name="P9"/>
      <text:p text:style-name="P11"/>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3"><text:span text:style-name="T22">do text if self.hasSingleApplicant()</text:span></text:p><text:p text:style-name="P13"><text:span text:style-name="T22"/></text:p></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3"><text:span text:style-name="T22">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8"/>
      <text:p text:style-name="P12"><text:span text:style-name="T15">Dans les </text:span><text:span text:style-name="T16">3</text:span><text:span text:style-name="T15"> jours </text:span><text:span text:style-name="T16">ouvrables</text:span><text:span text:style-name="T15"> de la présente, </text:span><text:span text:style-name="T17">votre dossier mis à jour avec les plans modificatifs</text:span><text:span text:style-name="T15"> </text:span><text:span text:style-name="T18">sera transmis </text:span><text:span text:style-name="T20">au SPW ARNE</text:span><text:span text:style-name="T18"> ainsi qu'</text:span><text:span text:style-name="T20">au SPW TLPE</text:span><text:span text:style-name="T18"> qui vous communiqueront </text:span><text:span text:style-name="T15">la complétude du dossier ou l</text:span><text:span text:style-name="T17">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42.697850286</dc:date>
    <dc:language>fr-FR</dc:language>
    <meta:editing-cycles>113</meta:editing-cycles>
    <meta:editing-duration>PT12H19M53S</meta:editing-duration>
    <meta:document-statistic meta:table-count="0" meta:image-count="0" meta:object-count="0" meta:page-count="1" meta:paragraph-count="12" meta:word-count="199" meta:character-count="1394" meta:non-whitespace-character-count="1235"/>
    <meta:user-defined meta:name="Info 1"/>
    <meta:user-defined meta:name="Info 2"/>
    <meta:user-defined meta:name="Info 3"/>
    <meta:user-defined meta:name="Info 4"/>
  </office:meta>
</office:document-meta>
</file>